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69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5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6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8.77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09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17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3.357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318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83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11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25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8.77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3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2pt" fo:language="id" fo:country="ID" style:letter-kerning="true" style:font-name-asian="FreeSans" style:font-size-asian="12pt" style:language-asian="hi" style:country-asian="IN" style:font-size-complex="12pt"/>
    </style:style>
    <style:style style:name="T2" style:family="text">
      <style:text-properties style:use-window-font-color="true" fo:font-size="12pt" fo:language="id" fo:country="ID" fo:font-style="italic" style:letter-kerning="true" style:font-name-asian="FreeSans" style:font-size-asian="12pt" style:language-asian="hi" style:country-asian="IN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2.192cm" svg:height="1.143cm" svg:x="0.873cm" svg:y="1.127cm">
            <text:p text:style-name="P1">Probl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048cm" svg:height="2.159cm" svg:x="0.881cm" svg:y="2.27cm">
            <text:p><text:span text:style-name="T1">Distro-distro berbasis </text:span></text:p>
            <text:p><text:span text:style-name="T1">linux kurang efis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144cm" svg:height="2.159cm" svg:x="6.921cm" svg:y="2.27cm">
            <text:p><text:span text:style-name="T1">sistem operasi </text:span><text:span text:style-name="T2">open source</text:span></text:p>
            <text:p><text:span text:style-name="T1">Dikalangan mahasiswa</text:span></text:p>
            <text:p><text:span text:style-name="T1">kurang maskim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9.271cm" svg:height="1.143cm" svg:x="18.272cm" svg:y="1.254cm">
          <text:p text:style-name="P1">Opportu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18.278cm" svg:y="2.397cm">
          <text:p text:style-name="P1"><text:span text:style-name="T3">Membuat distro yang</text:span></text:p>
          <text:p text:style-name="P1"><text:span text:style-name="T3"><text:s/></text:span><text:span text:style-name="T3">efisi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72cm" svg:height="2.159cm" svg:x="22.871cm" svg:y="2.397cm">
          <text:p text:style-name="P4"><text:span text:style-name="T3">Membuat sistem </text:span></text:p>
          <text:p text:style-name="P4"><text:span text:style-name="T3">operasi dengan</text:span></text:p>
          <text:p text:style-name="P4"><text:span text:style-name="T3">Kebutuhan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custom-shape draw:style-name="gr4" draw:text-style-name="P2" draw:layer="layout" svg:width="9.271cm" svg:height="1.143cm" svg:x="13.7cm" svg:y="6.207cm">
            <text:p text:style-name="P1">Approac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4.599cm" svg:height="2.159cm" svg:x="13.706cm" svg:y="7.35cm">
            <text:p text:style-name="P1"><text:span text:style-name="T3">Menginstall sistem </text:span></text:p>
            <text:p text:style-name="P1"><text:span text:style-name="T3">operasi berbasis linux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672cm" svg:height="2.159cm" svg:x="18.299cm" svg:y="7.35cm">
            <text:p text:style-name="P1"><text:span text:style-name="T3">Mengunakan aplikasi</text:span></text:p>
            <text:p text:style-name="P1"><text:span text:style-name="T3">berbasis</text:span></text:p>
            <text:p text:style-name="P1"><text:span text:style-name="T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draw:layer="layout" svg:width="13.857cm" svg:height="1.143cm" svg:x="14.843cm" svg:y="11.414cm">
          <text:p text:style-name="P1">Software 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818cm" svg:height="2.159cm" svg:x="14.851cm" svg:y="12.557cm">
          <text:p text:style-name="P1"><text:span text:style-name="T3">Software specification </text:span></text:p>
          <text:p text:style-name="P1"><text:span text:style-name="T3">&amp; desain :</text:span></text:p>
          <text:p text:style-name="P1"><text:span text:style-name="T3">U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334cm" svg:height="2.159cm" svg:x="19.65cm" svg:y="12.557cm">
          <text:p text:style-name="P4"><text:span text:style-name="T3">Software contruction :</text:span></text:p>
          <text:p text:style-name="P4"><text:span text:style-name="T3">ubuntu customization ki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9.271cm" svg:height="1.143cm" svg:x="17.764cm" svg:y="16.113cm">
          <text:p text:style-name="P1">Software Measu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17.77cm" svg:y="17.256cm">
          <text:p text:style-name="P1"><text:span text:style-name="T3">Graphic <text:s/>perbedaan</text:span><text:span text:style-name="T3"><text:line-break/></text:span><text:span text:style-name="T3">pretest dan pro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72cm" svg:height="2.159cm" svg:x="22.363cm" svg:y="17.256cm">
          <text:p text:style-name="P1"><text:span text:style-name="T3">Pengujian Statistik :</text:span><text:span text:style-name="T3"><text:line-break/></text:span><text:span text:style-name="T3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2" draw:layer="layout" svg:width="11.614cm" svg:height="1.143cm" svg:x="0.689cm" svg:y="12.176cm">
            <text:p text:style-name="P1">Software Implemen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4.599cm" svg:height="2.159cm" svg:x="0.662cm" svg:y="13.319cm">
            <text:p text:style-name="P4"><text:span text:style-name="T3">Kampus Universitas</text:span></text:p>
            <text:p text:style-name="P4"><text:span text:style-name="T3">Banten Jay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.759cm" svg:height="2.159cm" svg:x="4.888cm" svg:y="13.319cm">
            <text:p text:style-name="P1"><text:span text:style-name="T3">Pretest(Sebelum</text:span></text:p>
            <text:p text:style-name="P1"><text:span text:style-name="T3">Implementasi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3.759cm" svg:height="2.159cm" svg:x="8.588cm" svg:y="13.319cm">
            <text:p text:style-name="P1"><text:span text:style-name="T3">Postest(Sesudah</text:span></text:p>
            <text:p text:style-name="P1"><text:span text:style-name="T3">Implementasi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6" draw:layer="layout" svg:width="9.271cm" svg:height="1.143cm" svg:x="2.27cm" svg:y="16.875cm">
          <text:p text:style-name="P5">Resu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9.271cm" svg:height="2.159cm" svg:x="2.27cm" svg:y="18.018cm">
          <text:p text:style-name="P7"><text:span text:style-name="T3">Sistem Operasi Linux berbasis mahasiswa</text:span></text:p>
          <text:p text:style-name="P7"><text:span text:style-name="T3">Yang Mengunakan aplikasi open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3.065cm" svg:y1="1.698cm" svg:x2="18.335cm" svg:y2="6.207cm" draw:start-shape="id1" draw:start-glue-point="1" draw:end-shape="id2" draw:end-glue-point="0" svg:d="M13065 1698l5270 4509" svg:viewBox="0 0 5271 4510">
          <text:p/>
        </draw:connector>
        <draw:custom-shape draw:style-name="gr14" draw:text-style-name="P3" draw:layer="layout" svg:width="3.75cm" svg:height="2.159cm" svg:x="24.95cm" svg:y="12.557cm">
          <text:p text:style-name="P4"><text:span text:style-name="T3">Software testing :</text:span></text:p>
          <text:p text:style-name="P4"><text:span text:style-name="T3">Whitebox </text:span></text:p>
          <text:p text:style-name="P4"><text:span text:style-name="T3">&amp; </text:span><text:span text:style-name="T3"><text:line-break/></text:span><text:span text:style-name="T3">Blackbo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halaman_20_bab" style:display-name="halaman bab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_20_Paragraph1" style:display-name="List Paragraph1" style:family="graphic">
      <style:paragraph-properties fo:margin-left="2.24cm" fo:margin-right="0cm" fo:margin-top="0cm" fo:margin-bottom="0.623cm" fo:text-indent="0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US"/>
    </style:style>
    <style:style style:name="sub_20_judul_20_A." style:display-name="sub judul A.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b_20_judul_20_isi_20_A" style:display-name="sub judul isi A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05:33:23.995365294</meta:creation-date>
    <dc:date>2018-07-20T14:58:38.989341937</dc:date>
    <meta:editing-duration>PT1H5S</meta:editing-duration>
    <meta:editing-cycles>5</meta:editing-cycles>
    <meta:generator>LibreOffice/6.0.5.2$Linux_X86_64 LibreOffice_project/54c8cbb85f300ac59db32fe8a675ff7683cd5a16</meta:generator>
    <meta:document-statistic meta:object-count="26"/>
  </office:meta>
</office:document-meta>
</file>